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8A000000FCDC1E51FC.png" manifest:media-type="image/png"/>
  <manifest:file-entry manifest:full-path="Pictures/100002010000023D000001AEEAC15C32.png" manifest:media-type="image/png"/>
  <manifest:file-entry manifest:full-path="Pictures/1000000000000118000000B43A9E0416.jpg" manifest:media-type="image/jpeg"/>
  <manifest:file-entry manifest:full-path="Pictures/100000000000011C000000B153D59310.jpg" manifest:media-type="image/jpeg"/>
  <manifest:file-entry manifest:full-path="Pictures/10000000000003E8000003E8A682DF4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stroke-dash="Fine_20_Dashed" draw:textarea-vertical-align="middle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9cm"/>
    </style:style>
    <style:style style:name="gr5" style:family="graphic" style:parent-style-name="standard">
      <style:graphic-properties draw:stroke="none" draw:stroke-dash="Fine_20_Dashed" svg:stroke-color="#000000" draw:fill="none" draw:fill-color="#ffffff" fo:min-height="0.6cm"/>
    </style:style>
    <style:style style:name="gr6" style:family="graphic" style:parent-style-name="objectwithoutfill">
      <style:graphic-properties draw:stroke="solid" draw:stroke-dash="Fine_20_Dashed" svg:stroke-color="#6666ff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9.5cm" svg:height="3.1cm" svg:x="4.4cm" svg:y="22.9cm">
          <text:p text:style-name="P1">Intra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xml:id="id1" draw:id="id1" draw:layer="layout" svg:width="4.5cm" svg:height="4.592cm" svg:x="15.3cm" svg:y="20.9cm">
          <draw:image xlink:href="Pictures/10000000000003E8000003E8A682DF45.jpg" xlink:type="simple" xlink:show="embed" xlink:actuate="onLoad">
            <text:p/>
          </draw:image>
        </draw:frame>
        <draw:connector draw:style-name="gr3" draw:text-style-name="P1" draw:layer="layout" svg:x1="17.55cm" svg:y1="20.9cm" svg:x2="13.463cm" svg:y2="18.909cm" draw:start-shape="id1" draw:end-shape="id2" draw:end-glue-point="2" svg:d="M17550 20900v-995h-4087v-996" svg:viewBox="0 0 4088 1992">
          <text:p/>
        </draw:connector>
        <draw:frame draw:style-name="gr2" draw:text-style-name="P1" xml:id="id2" draw:id="id2" draw:layer="layout" svg:width="4.474cm" svg:height="2.769cm" svg:x="11.226cm" svg:y="16.14cm">
          <draw:image xlink:href="Pictures/1000000000000118000000B43A9E0416.jpg" xlink:type="simple" xlink:show="embed" xlink:actuate="onLoad">
            <text:p/>
          </draw:image>
        </draw:frame>
        <draw:frame draw:style-name="gr4" draw:layer="layout" svg:width="3.6cm" svg:height="1.15cm" svg:x="9.2cm" svg:y="19.3cm">
          <draw:text-box>
            <text:p>Centralino</text:p>
          </draw:text-box>
        </draw:frame>
        <draw:frame draw:style-name="gr2" draw:text-style-name="P1" xml:id="id3" draw:id="id3" draw:layer="layout" svg:width="4.606cm" svg:height="2.796cm" draw:transform="rotate (0.010471975511966) translate (2.765cm 22.348cm)">
          <draw:image xlink:href="Pictures/100002010000023D000001AEEAC15C32.png" xlink:type="simple" xlink:show="embed" xlink:actuate="onLoad">
            <text:p/>
          </draw:image>
        </draw:frame>
        <draw:connector draw:style-name="gr3" draw:text-style-name="P1" draw:layer="layout" svg:x1="7.385cm" svg:y1="23.698cm" svg:x2="7.959cm" svg:y2="19.3cm" draw:start-shape="id3" draw:start-glue-point="1" draw:end-shape="id4" draw:end-glue-point="2" svg:d="M7385 23698h574v-4398" svg:viewBox="0 0 575 4399">
          <text:p/>
        </draw:connector>
        <draw:frame draw:style-name="gr5" draw:layer="layout" svg:width="7.7cm" svg:height="0.962cm" svg:x="1.8cm" svg:y="22.1cm">
          <draw:text-box>
            <text:p>Virtual Mechanic Server</text:p>
          </draw:text-box>
        </draw:frame>
        <draw:frame draw:style-name="gr2" draw:text-style-name="P1" xml:id="id4" draw:id="id4" draw:layer="layout" svg:width="5.066cm" svg:height="3.291cm" svg:x="5.426cm" svg:y="16.009cm">
          <draw:image xlink:href="Pictures/100000000000011C000000B153D59310.jpg" xlink:type="simple" xlink:show="embed" xlink:actuate="onLoad">
            <text:p/>
          </draw:image>
        </draw:frame>
        <draw:frame draw:style-name="gr2" draw:text-style-name="P1" xml:id="id5" draw:id="id5" draw:layer="layout" svg:width="7.023cm" svg:height="2.8cm" svg:x="1.2cm" svg:y="12.7cm">
          <draw:image xlink:href="Pictures/100002010000028A000000FCDC1E51FC.png" xlink:type="simple" xlink:show="embed" xlink:actuate="onLoad">
            <text:p/>
          </draw:image>
        </draw:frame>
        <draw:connector draw:style-name="gr6" draw:text-style-name="P1" draw:layer="layout" draw:type="curve" svg:x1="8.223cm" svg:y1="14.1cm" svg:x2="10.492cm" svg:y2="17.654cm" draw:start-shape="id5" draw:start-glue-point="1" draw:end-shape="id4" svg:d="M8223 14100c4155 0 3020 3554 2269 3554" svg:viewBox="0 0 3001 35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17T09:44:18.841162668</meta:creation-date>
    <dc:date>2015-06-20T11:27:01.246000000</dc:date>
    <meta:editing-duration>PT29M35S</meta:editing-duration>
    <meta:editing-cycles>6</meta:editing-cycles>
    <meta:generator>LibreOffice/4.2.2.1$Windows_x86 LibreOffice_project/3be8cda0bddd8e430d8cda1ebfd581265cca5a0f</meta:generator>
    <meta:document-statistic meta:object-count="11"/>
  </office:meta>
</office:document-meta>
</file>